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Config.get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onfig.Java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onfig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onfig.setClass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onfig.remove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onfig.setArguments( Arguments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onfig.addArgument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